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7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0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vna /vna/the</text:p>
          </table:table-cell>
          <table:table-cell table:style-name="ce9" office:value-type="string" calcext:value-type="string">
            <text:p>Singular</text:p>
          </table:table-cell>
          <table:table-cell table:style-name="ce10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0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myi /mji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0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0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7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7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8"/>
          <table:table-cell table:style-name="ce11" office:value-type="string" calcext:value-type="string">
            <text:p>Present</text:p>
          </table:table-cell>
          <table:table-cell table:style-name="ce11" office:value-type="string" calcext:value-type="string">
            <text:p>Past</text:p>
          </table:table-cell>
          <table:table-cell table:style-name="ce11" office:value-type="string" calcext:value-type="string">
            <text:p>Remote past</text:p>
          </table:table-cell>
          <table: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Prefix hi-</text:p>
            <text:p>hiplù /ˈhiplʊ/(I) learn</text:p>
          </table:table-cell>
          <table:table-cell table:style-name="ce10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0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I, me, mine</text:p>
          </table:table-cell>
          <table:table-cell table:style-name="ce8"/>
          <table:table-cell table:style-name="ce11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0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0" office:value-type="string" calcext:value-type="string">
            <text:p>Prefix ma-</text:p>
            <text:p>maplù /ˈmaplʊ/(you) learned (long ago)</text:p>
          </table:table-cell>
          <table:table-cell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, yours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9" office:value-type="string" calcext:value-type="string">
            <text:p>3rd singular</text:p>
          </table:table-cell>
          <table:table-cell table:style-name="ce10" office:value-type="string" calcext:value-type="string">
            <text:p>Prefix pe-</text:p>
            <text:p>peplù /ˈpeplʊ/(he/she/it) learns</text:p>
          </table:table-cell>
          <table:table-cell table:style-name="ce10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0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e, him, his, it (masc), its (masc)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Prefix i-</text:p>
            <text:p>iplù /ˈiplʊ/(we) learn</text:p>
          </table:table-cell>
          <table:table-cell table:style-name="ce10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0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she, her, hers, it (fem), its (fem)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0" office:value-type="string" calcext:value-type="string">
            <text:p>Prefix ʊ-</text:p>
            <text:p>ùplù /ˈʊplʊ/(you all) learned</text:p>
          </table:table-cell>
          <table:table-cell table:style-name="ce10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we, us, our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0" office:value-type="string" calcext:value-type="string">
            <text:p>Prefix me-</text:p>
            <text:p>meplù /ˈmeplʊ/(they) learned</text:p>
          </table:table-cell>
          <table:table-cell table:style-name="ce10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 all, yours (pl)</text:p>
          </table:table-cell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y, them, theirs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Sheet2" table:style-name="ta1">
        <table:table-column table:style-name="co10" table:number-columns-repeated="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ù (y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3:47:34.6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1T14:15:24.378000000</dc:date>
    <meta:editing-duration>PT22H57M31S</meta:editing-duration>
    <meta:editing-cycles>8</meta:editing-cycles>
    <meta:generator>LibreOffice/7.6.1.2$Windows_X86_64 LibreOffice_project/f5defcebd022c5bc36bbb79be232cb6926d8f674</meta:generator>
    <meta:document-statistic meta:table-count="2" meta:cell-count="1093" meta:object-count="0"/>
  </office:meta>
</office:document-meta>
</file>